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E3000000E3F39F9ACB.png" manifest:media-type=""/>
  <manifest:file-entry manifest:full-path="Pictures/1000266D000003A3000003A3EAF4C178.svg" manifest:media-type=""/>
  <manifest:file-entry manifest:full-path="Pictures/10001B4C000003A3000003A3C635BC54.svg" manifest:media-type=""/>
  <manifest:file-entry manifest:full-path="Pictures/10000201000000E3000000E3A9ADF08A.png" manifest:media-type=""/>
  <manifest:file-entry manifest:full-path="Pictures/10000201000000E3000000E3CF35E983.png" manifest:media-type=""/>
  <manifest:file-entry manifest:full-path="Pictures/100019FD000003A3000003A36E4D9B54.svg" manifest:media-type=""/>
  <manifest:file-entry manifest:full-path="Pictures/1000181B000003A3000003A3C21D496D.svg" manifest:media-type=""/>
  <manifest:file-entry manifest:full-path="Pictures/10000201000000E3000000E3B724EFF7.png" manifest:media-type=""/>
  <manifest:file-entry manifest:full-path="Pictures/10000201000000E3000000E30C6070CC.png" manifest:media-type=""/>
  <manifest:file-entry manifest:full-path="Pictures/10000201000000E3000000E3258E98DB.png" manifest:media-type=""/>
  <manifest:file-entry manifest:full-path="Pictures/10001981000003A3000003A35C051148.svg" manifest:media-type=""/>
  <manifest:file-entry manifest:full-path="Pictures/10000201000000E3000000E3A8B9F128.png" manifest:media-type=""/>
  <manifest:file-entry manifest:full-path="Pictures/1000020100000148000000E08BDF4DD2.png" manifest:media-type=""/>
  <manifest:file-entry manifest:full-path="Pictures/10002E77000003A3000003A3D7FD674C.svg" manifest:media-type=""/>
  <manifest:file-entry manifest:full-path="Pictures/1000226B000003A3000003A36C7955B6.svg" manifest:media-type=""/>
  <manifest:file-entry manifest:full-path="Pictures/10001DEB000003A3000003A357003AFC.svg" manifest:media-type=""/>
  <manifest:file-entry manifest:full-path="Pictures/100010AB000003A3000003A3709CA21B.svg" manifest:media-type=""/>
  <manifest:file-entry manifest:full-path="Pictures/10000201000000E3000000E3962E8BF9.png" manifest:media-type=""/>
  <manifest:file-entry manifest:full-path="Pictures/10000201000000E3000000E3EBD8A080.png" manifest:media-type=""/>
  <manifest:file-entry manifest:full-path="Pictures/2000000800000C1D0000043F7792E328.svm" manifest:media-type=""/>
  <manifest:file-entry manifest:full-path="Pictures/10002552000003A3000003A3D3A13ED8.svg" manifest:media-type=""/>
  <manifest:file-entry manifest:full-path="Pictures/10000201000000E3000000E38FDE6FD6.png" manifest:media-type=""/>
  <manifest:file-entry manifest:full-path="Pictures/10000201000001F500000157095A9C7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44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507cm" fo:padding-top="0.11cm" fo:padding-bottom="0.11cm" fo:padding-left="0.221cm" fo:padding-right="0.22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182cm" fo:padding-top="0.11cm" fo:padding-bottom="0.11cm" fo:padding-left="0.221cm" fo:padding-right="0.221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start"/>
    </style:style>
    <style:style style:name="T1" style:family="text">
      <style:text-properties fo:color="#000000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808080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808080" style:text-outline="false" style:text-line-through-style="none" fo:font-family="Arial" style:font-family-generic="swiss" fo:font-size="16pt" fo:letter-spacing="normal" fo:language="en" fo:country="GB" fo:font-style="normal" fo:text-shadow="none" style:text-underline-style="none" fo:font-weight="normal" style:letter-kerning="true" style:font-family-asian="Arial" style:font-family-generic-asian="swiss" style:font-size-asian="16pt" style:font-style-asian="normal" style:font-weight-asian="normal" style:font-family-complex="Arial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style:text-outline="false" style:text-line-through-style="none" fo:font-family="Arial" style:font-family-generic="swiss" fo:font-size="16pt" fo:letter-spacing="normal" fo:language="en" fo:country="GB" fo:font-style="normal" fo:text-shadow="none" style:text-underline-style="solid" style:text-underline-width="auto" style:text-underline-color="font-color" fo:font-weight="normal" style:letter-kerning="true" style:font-family-asian="Arial" style:font-family-generic-asian="swiss" style:font-size-asian="16pt" style:font-style-asian="normal" style:font-weight-asian="normal" style:font-family-complex="Arial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style:text-outline="false" style:text-line-through-style="none" fo:font-family="Arial" style:font-family-generic="swiss" fo:font-size="18pt" fo:letter-spacing="normal" fo:language="en" fo:country="GB" fo:font-style="normal" fo:text-shadow="none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000000" style:text-line-through-style="none" fo:font-family="Arial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Rectangle 4" presentation:style-name="pr1" draw:text-style-name="P2" draw:layer="layout" svg:width="19.23cm" svg:height="1.932cm" svg:x="1.098cm" svg:y="10.054cm" presentation:class="title" presentation:user-transformed="true">
          <draw:text-box>
            <text:p text:style-name="P1"><text:span text:style-name="T1">CompendiumLD icons</text:span></text:p>
          </draw:text-box>
        </draw:frame>
        <draw:frame draw:name="Rectangle 5" presentation:style-name="pr2" draw:text-style-name="P2" draw:layer="layout" svg:width="23.229cm" svg:height="3.043cm" svg:x="1.126cm" svg:y="17.391cm" presentation:class="subtitle" presentation:user-transformed="true">
          <draw:text-box>
            <text:p text:style-name="P3"><text:span text:style-name="T2"><text:line-break/></text:span><text:span text:style-name="T3">This work is licensed under a <text:s/></text:span><text:span text:style-name="T4"><text:a xlink:href="http://creativecommons.org/licenses/by-sa/3.0/deed.en_US" xlink:type="simple">Creative Commons Attribution-ShareAlike 3.0 Unported License</text:a></text:span><text:span text:style-name="T5">.</text:span></text:p>
          </draw:text-box>
        </draw:frame>
        <draw:frame draw:style-name="gr1" draw:text-style-name="P4" draw:layer="layout" svg:width="3.1cm" svg:height="1.086cm" svg:x="1.4cm" svg:y="17.6cm">
          <draw:image xlink:href="Pictures/2000000800000C1D0000043F7792E328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name="TextBox 13" draw:style-name="gr3" draw:text-style-name="P2" draw:layer="layout" svg:width="1.837cm" svg:height="0.758cm" svg:x="2.236cm" svg:y="1.654cm">
          <text:p text:style-name="P5"><text:span text:style-name="T6">Ac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2" draw:layer="layout" svg:width="3.272cm" svg:height="0.758cm" svg:x="1.605cm" svg:y="3.84cm">
          <text:p text:style-name="P5"><text:span text:style-name="T6">Learner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2" draw:layer="layout" svg:width="3.559cm" svg:height="1.701cm" svg:x="5.567cm" svg:y="3.881cm">
          <text:p text:style-name="P5"><text:span text:style-name="T6">Learner output for summative assess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2" draw:layer="layout" svg:width="3.559cm" svg:height="1.701cm" svg:x="9.948cm" svg:y="3.881cm">
          <text:p text:style-name="P5"><text:span text:style-name="T6">Learner output for formative assess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" draw:text-style-name="P2" draw:layer="layout" svg:width="3.907cm" svg:height="0.758cm" svg:x="1.286cm" svg:y="6.521cm">
          <text:p text:style-name="P5"><text:span text:style-name="T6">Learning out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2" draw:layer="layout" svg:width="1.375cm" svg:height="0.758cm" svg:x="2.358cm" svg:y="11.951cm">
          <text:p text:style-name="P5"><text:span text:style-name="T6">R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2" draw:layer="layout" svg:width="1.379cm" svg:height="0.758cm" svg:x="2.227cm" svg:y="14.576cm">
          <text:p text:style-name="P5"><text:span text:style-name="T6">S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" draw:text-style-name="P2" draw:layer="layout" svg:width="1.379cm" svg:height="0.758cm" svg:x="2.426cm" svg:y="17.272cm">
          <text:p text:style-name="P5"><text:span text:style-name="T6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2" draw:layer="layout" svg:width="2.319cm" svg:height="0.758cm" svg:x="2.081cm" svg:y="9.377cm">
          <text:p text:style-name="P5"><text:span text:style-name="T6">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2" draw:layer="layout" svg:width="1.286cm" svg:height="0.758cm" svg:x="2.511cm" svg:y="19.792cm">
          <text:p text:style-name="P5"><text:span text:style-name="T6">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5" draw:text-style-name="P2" draw:layer="layout" svg:width="19.963cm" svg:height="6.511cm" svg:x="8.234cm" svg:y="12.054cm">
          <text:p text:style-name="P5"><text:span text:style-name="T7">Note: on the CompendiumLD web site</text:span></text:p>
          <text:p text:style-name="P5"><text:span text:style-name="T7">there is a </text:span><text:span text:style-name="T8"><text:a xlink:href="http://compendiumld.open.ac.uk/documentation/version1.0/QuickRefGuides/stencilsAndNodes/" xlink:type="simple">guide to the icons in </text:a></text:span><text:span text:style-name="T8"><text:a xlink:href="http://compendiumld.open.ac.uk/documentation/version1.0/QuickRefGuides/stencilsAndNodes/" xlink:type="simple">CompendiumLD’s</text:a></text:span><text:span text:style-name="T8"><text:a xlink:href="http://compendiumld.open.ac.uk/documentation/version1.0/QuickRefGuides/stencilsAndNodes/" xlink:type="simple"> core learning design stencil</text:a></text:span><text:span text:style-name="T7"> </text:span><text:span text:style-name="T9">(http://compendiumld.open.ac.uk/documentation/version1.0/QuickRefGuides/stencilsAndNodes/#ldStenci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0.93cm" svg:height="0.93cm" svg:x="2.6cm" svg:y="0.724cm">
          <draw:image xlink:href="Pictures/10000201000000E3000000E3EBD8A080.png" xlink:type="simple" xlink:show="embed" xlink:actuate="onLoad"/>
          <draw:image xlink:href="Pictures/10002E77000003A3000003A3D7FD674C.svg" xlink:type="simple" xlink:show="embed" xlink:actuate="onLoad">
            <text:p/>
          </draw:image>
        </draw:frame>
        <draw:frame draw:style-name="gr1" draw:text-style-name="P4" draw:layer="layout" svg:width="0.93cm" svg:height="0.93cm" svg:x="6.47cm" svg:y="2.87cm">
          <draw:image xlink:href="Pictures/10000201000000E3000000E3CF35E983.png" xlink:type="simple" xlink:show="embed" xlink:actuate="onLoad"/>
          <draw:image xlink:href="Pictures/10001B4C000003A3000003A3C635BC54.svg" xlink:type="simple" xlink:show="embed" xlink:actuate="onLoad">
            <text:p/>
          </draw:image>
        </draw:frame>
        <draw:frame draw:style-name="gr1" draw:text-style-name="P4" draw:layer="layout" svg:width="0.93cm" svg:height="0.93cm" svg:x="2.47cm" svg:y="2.8cm">
          <draw:image xlink:href="Pictures/10000201000000E3000000E3A8B9F128.png" xlink:type="simple" xlink:show="embed" xlink:actuate="onLoad"/>
          <draw:image xlink:href="Pictures/1000266D000003A3000003A3EAF4C178.svg" xlink:type="simple" xlink:show="embed" xlink:actuate="onLoad">
            <text:p/>
          </draw:image>
        </draw:frame>
        <draw:frame draw:style-name="gr1" draw:text-style-name="P4" draw:layer="layout" svg:width="0.93cm" svg:height="0.93cm" svg:x="10.8cm" svg:y="2.8cm">
          <draw:image xlink:href="Pictures/10000201000000E3000000E3A9ADF08A.png" xlink:type="simple" xlink:show="embed" xlink:actuate="onLoad"/>
          <draw:image xlink:href="Pictures/100019FD000003A3000003A36E4D9B54.svg" xlink:type="simple" xlink:show="embed" xlink:actuate="onLoad">
            <text:p/>
          </draw:image>
        </draw:frame>
        <draw:frame draw:style-name="gr1" draw:text-style-name="P4" draw:layer="layout" svg:width="0.93cm" svg:height="0.93cm" svg:x="2.47cm" svg:y="5.6cm">
          <draw:image xlink:href="Pictures/10000201000000E3000000E3962E8BF9.png" xlink:type="simple" xlink:show="embed" xlink:actuate="onLoad"/>
          <draw:image xlink:href="Pictures/1000226B000003A3000003A36C7955B6.svg" xlink:type="simple" xlink:show="embed" xlink:actuate="onLoad">
            <text:p/>
          </draw:image>
        </draw:frame>
        <draw:frame draw:style-name="gr1" draw:text-style-name="P4" draw:layer="layout" svg:width="0.93cm" svg:height="0.93cm" svg:x="2.67cm" svg:y="8.47cm">
          <draw:image xlink:href="Pictures/10000201000000E3000000E30C6070CC.png" xlink:type="simple" xlink:show="embed" xlink:actuate="onLoad"/>
          <draw:image xlink:href="Pictures/10001981000003A3000003A35C051148.svg" xlink:type="simple" xlink:show="embed" xlink:actuate="onLoad">
            <text:p/>
          </draw:image>
        </draw:frame>
        <draw:frame draw:style-name="gr1" draw:text-style-name="P4" draw:layer="layout" svg:width="0.93cm" svg:height="0.93cm" svg:x="2.67cm" svg:y="11cm">
          <draw:image xlink:href="Pictures/10000201000000E3000000E3258E98DB.png" xlink:type="simple" xlink:show="embed" xlink:actuate="onLoad"/>
          <draw:image xlink:href="Pictures/10001DEB000003A3000003A357003AFC.svg" xlink:type="simple" xlink:show="embed" xlink:actuate="onLoad">
            <text:p/>
          </draw:image>
        </draw:frame>
        <draw:frame draw:style-name="gr1" draw:text-style-name="P4" draw:layer="layout" svg:width="0.93cm" svg:height="0.93cm" svg:x="2.6cm" svg:y="13.67cm">
          <draw:image xlink:href="Pictures/10000201000000E3000000E3B724EFF7.png" xlink:type="simple" xlink:show="embed" xlink:actuate="onLoad"/>
          <draw:image xlink:href="Pictures/100010AB000003A3000003A3709CA21B.svg" xlink:type="simple" xlink:show="embed" xlink:actuate="onLoad">
            <text:p/>
          </draw:image>
        </draw:frame>
        <draw:frame draw:style-name="gr1" draw:text-style-name="P4" draw:layer="layout" svg:width="0.93cm" svg:height="0.93cm" svg:x="2.67cm" svg:y="16.4cm">
          <draw:image xlink:href="Pictures/10000201000000E3000000E3F39F9ACB.png" xlink:type="simple" xlink:show="embed" xlink:actuate="onLoad"/>
          <draw:image xlink:href="Pictures/1000181B000003A3000003A3C21D496D.svg" xlink:type="simple" xlink:show="embed" xlink:actuate="onLoad">
            <text:p/>
          </draw:image>
        </draw:frame>
        <draw:frame draw:style-name="gr1" draw:text-style-name="P4" draw:layer="layout" svg:width="0.93cm" svg:height="0.93cm" svg:x="2.8cm" svg:y="19.07cm">
          <draw:image xlink:href="Pictures/10000201000000E3000000E38FDE6FD6.png" xlink:type="simple" xlink:show="embed" xlink:actuate="onLoad"/>
          <draw:image xlink:href="Pictures/10002552000003A3000003A3D3A13ED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8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GB" style:font-style-asian="normal" style:font-weight-asian="normal" style:font-family-complex="Mangal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e3284a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en" style:country-asian="GB" style:font-style-asian="normal" style:font-weight-asian="normal" style:font-family-complex="Mangal" style:font-family-generic-complex="system" style:font-pitch-complex="variable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8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GB" style:font-style-asian="normal" style:font-weight-asian="normal" style:font-family-complex="Mangal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e3284a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30pt" style:language-asian="en" style:country-asian="GB" style:font-style-asian="normal" style:font-weight-asian="normal" style:font-family-complex="Mangal" style:font-family-generic-complex="system" style:font-pitch-complex="variable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056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2.182cm" fo:padding-top="0.11cm" fo:padding-bottom="0.11cm" fo:padding-left="0.221cm" fo:padding-right="0.221cm" fo:wrap-option="wrap"/>
    </style:style>
    <style:style style:name="Mpr2" style:family="presentation" style:parent-style-name="Title_20_Slide-title">
      <style:graphic-properties draw:stroke="none" svg:stroke-width="0cm" draw:fill="none" draw:textarea-vertical-align="top" draw:auto-grow-height="false" draw:fit-to-size="false" fo:min-height="3.507cm" fo:padding-top="0.11cm" fo:padding-bottom="0.11cm" fo:padding-left="0.221cm" fo:padding-right="0.221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507cm" fo:padding-top="0.11cm" fo:padding-bottom="0.11cm" fo:padding-left="0.221cm" fo:padding-right="0.221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2.182cm" fo:padding-top="0.11cm" fo:padding-bottom="0.11cm" fo:padding-left="0.221cm" fo:padding-right="0.221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2.182cm" fo:padding-top="0.11cm" fo:padding-bottom="0.11cm" fo:padding-left="0.221cm" fo:padding-right="0.221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start" style:punctuation-wrap="hanging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color="#000000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color="#9faa00" style:text-line-through-style="none" fo:font-family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828cm"/>
        <style:text-properties fo:font-family="StarSymbol" fo:color="#9faa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108cm" text:min-label-width="0.691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214cm" text:min-label-width="0.546cm"/>
        <style:text-properties fo:font-family="StarSymbol" fo:color="#9faa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317cm" text:min-label-width="0.55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4.415cm" text:min-label-width="0.55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14" draw:style-name="Mgr3" draw:text-style-name="MP3" draw:layer="backgroundobjects" drawooo:display="printer" svg:width="3.28cm" svg:height="2.239cm" svg:x="24.928cm" svg:y="1.098cm">
        <draw:image xlink:href="Pictures/1000020100000148000000E08BDF4DD2.png" xlink:type="simple" xlink:show="embed" xlink:actuate="onLoad">
          <text:p/>
        </draw:image>
      </draw:frame>
      <draw:frame draw:name="Rectangle 3" presentation:style-name="Mpr1" draw:text-style-name="MP4" draw:layer="backgroundobjects" svg:width="9.202cm" svg:height="1.459cm" svg:x="9.926cm" svg:y="19.125cm" presentation:class="footer" presentation:user-transformed="true">
        <draw:text-box>
          <text:p/>
        </draw:text-box>
      </draw:frame>
      <draw:frame draw:name="Rectangle 4" presentation:style-name="Mpr1" draw:text-style-name="MP4" draw:layer="backgroundobjects" svg:width="6.786cm" svg:height="1.459cm" svg:x="20.818cm" svg:y="19.12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draw:name="Rectangle 7" presentation:style-name="Mpr2" draw:text-style-name="MP7" draw:layer="backgroundobjects" svg:width="19.23cm" svg:height="1.913cm" svg:x="1.098cm" svg:y="10.054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Picture 20" draw:style-name="Mgr3" draw:text-style-name="MP3" draw:layer="backgroundobjects" svg:width="5.026cm" svg:height="3.443cm" svg:x="23.12cm" svg:y="1.199cm">
        <draw:image xlink:href="Pictures/10000201000001F500000157095A9C7F.png" xlink:type="simple" xlink:show="embed" xlink:actuate="onLoad">
          <text:p/>
        </draw:image>
      </draw:frame>
      <draw:frame presentation:style-name="Title_20_Slide-outline1" draw:layer="backgroundobjects" svg:width="25.568cm" svg:height="12.182cm" svg:x="1.452cm" svg:y="4.91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14" draw:style-name="Mgr3" draw:text-style-name="MP3" draw:layer="backgroundobjects" svg:width="3.28cm" svg:height="2.239cm" svg:x="24.928cm" svg:y="1.098cm">
        <draw:image xlink:href="Pictures/1000020100000148000000E08BDF4DD2.png" xlink:type="simple" xlink:show="embed" xlink:actuate="onLoad">
          <text:p/>
        </draw:image>
      </draw:frame>
      <draw:frame draw:name="Title 1" presentation:style-name="Mpr5" draw:text-style-name="MP7" draw:layer="backgroundobjects" svg:width="26.14cm" svg:height="2.252cm" svg:x="1.098cm" svg:y="4.899cm" presentation:class="title" presentation:user-transformed="true">
        <draw:text-box>
          <text:p text:style-name="MP6"><text:span text:style-name="MT4">Click to edit the title text formatClick to edit Master title style</text:span></text:p>
        </draw:text-box>
      </draw:frame>
      <draw:frame draw:name="Content Placeholder 2" presentation:style-name="Mpr6" draw:text-style-name="MP7" draw:layer="backgroundobjects" svg:width="26.14cm" svg:height="6.693cm" svg:x="1.098cm" svg:y="7.594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7" draw:text-style-name="MP4" draw:layer="backgroundobjects" svg:width="9.202cm" svg:height="1.459cm" svg:x="9.926cm" svg:y="19.125cm" presentation:class="footer" presentation:user-transformed="true">
        <draw:text-box>
          <text:p/>
        </draw:text-box>
      </draw:frame>
      <draw:frame draw:name="Slide Number Placeholder 4" presentation:style-name="Mpr7" draw:text-style-name="MP4" draw:layer="backgroundobjects" svg:width="6.786cm" svg:height="1.459cm" svg:x="20.818cm" svg:y="19.12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5.405cm" svg:height="11.136cm" svg:x="2.797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0.3$Windows_x86 LibreOffice_project/7545bee9c2a0782548772a21bc84a9dcc583b89</meta:generator>
    <dc:date>2013-03-08T16:08:03.80</dc:date>
    <meta:editing-duration>PT5M46S</meta:editing-duration>
    <meta:editing-cycles>5</meta:editing-cycles>
    <meta:document-statistic meta:object-count="61"/>
  </office:meta>
</office:document-meta>
</file>